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7b3c" officeooo:paragraph-rsid="000a7b3c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officeooo:rsid="000a7b3c" officeooo:paragraph-rsid="000a7b3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RENEJSKÝ POLOOSTROV</text:p>
      <text:list xml:id="list4979742095536341419" text:style-name="L1">
        <text:list-item>
          <text:p text:style-name="P2">Málo výkonné zemědělství</text:p>
          <text:list>
            <text:list-item>
              <text:p text:style-name="P2">Žďáření, kácení</text:p>
            </text:list-item>
            <text:list-item>
              <text:p text:style-name="P2">Používání krav, neznalost chomoutu</text:p>
            </text:list-item>
            <text:list-item>
              <text:p text:style-name="P2">2honný systém, od 12. - 13. století 3honný</text:p>
              <text:list>
                <text:list-item>
                  <text:p text:style-name="P2">ozim, jař, úhor</text:p>
                </text:list-item>
              </text:list>
            </text:list-item>
            <text:list-item>
              <text:p text:style-name="P2">Má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0:25:16.230250168</meta:creation-date>
    <dc:date>2018-04-03T14:09:13.288718036</dc:date>
    <meta:editing-duration>PT25S</meta:editing-duration>
    <meta:editing-cycles>1</meta:editing-cycles>
    <meta:document-statistic meta:table-count="0" meta:image-count="0" meta:object-count="0" meta:page-count="1" meta:paragraph-count="7" meta:word-count="29" meta:character-count="159" meta:non-whitespace-character-count="143"/>
    <meta:generator>LibreOffice/5.1.6.2$Linux_x86 LibreOffice_project/10m0$Build-2</meta:generator>
  </office:meta>
</office:document-meta>
</file>